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32pt" style:text-underline-style="solid" style:text-underline-width="auto" style:text-underline-color="font-color" fo:font-weight="bold" officeooo:rsid="00192d9d" officeooo:paragraph-rsid="00192d9d" style:font-size-asian="32pt" style:font-weight-asian="bold" style:font-size-complex="32pt" style:font-weight-complex="bold"/>
    </style:style>
    <style:style style:name="P2" style:family="paragraph" style:parent-style-name="Preformatted_20_Text">
      <style:text-properties fo:font-size="22pt" style:text-underline-style="solid" style:text-underline-width="auto" style:text-underline-color="font-color" fo:font-weight="bold" officeooo:rsid="00192d9d" officeooo:paragraph-rsid="00192d9d" style:font-size-asian="19.25pt" style:font-weight-asian="bold" style:font-size-complex="2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officeooo:rsid="0019450d" officeooo:paragraph-rsid="0019450d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fo:font-size="11pt" style:text-underline-style="none" fo:font-weight="normal" officeooo:rsid="0019450d" officeooo:paragraph-rsid="0019450d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:</text:p>
      <text:p text:style-name="P2"/>
      <text:p text:style-name="P2"/>
      <text:p text:style-name="P3">ma, 9 oktober:</text:p>
      <text:p text:style-name="P4">begin van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9T15:42:44.807413840</dc:date>
    <meta:editing-duration>PT4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39" meta:non-whitespace-character-count="35"/>
  </office:meta>
</office:document-meta>
</file>